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3.106cm" fo:break-before="auto" style:use-optimal-row-height="true"/>
    </style:style>
    <style:style style:name="ro5" style:family="table-row">
      <style:table-row-properties style:row-height="3.87cm" fo:break-before="auto" style:use-optimal-row-height="true"/>
    </style:style>
    <style:style style:name="ro6" style:family="table-row">
      <style:table-row-properties style:row-height="3.685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263cm" fo:break-before="auto" style:use-optimal-row-height="true"/>
    </style:style>
    <style:style style:name="ro9" style:family="table-row">
      <style:table-row-properties style:row-height="6.369cm" fo:break-before="auto" style:use-optimal-row-height="true"/>
    </style:style>
    <style:style style:name="ro10" style:family="table-row">
      <style:table-row-properties style:row-height="4.897cm" fo:break-before="auto" style:use-optimal-row-height="true"/>
    </style:style>
    <style:style style:name="ro11" style:family="table-row">
      <style:table-row-properties style:row-height="2.422cm" fo:break-before="auto" style:use-optimal-row-height="true"/>
    </style:style>
    <style:style style:name="ro12" style:family="table-row">
      <style:table-row-properties style:row-height="2.342cm" fo:break-before="auto" style:use-optimal-row-height="true"/>
    </style:style>
    <style:style style:name="ro13" style:family="table-row">
      <style:table-row-properties style:row-height="1.579cm" fo:break-before="auto" style:use-optimal-row-height="true"/>
    </style:style>
    <style:style style:name="ro14" style:family="table-row">
      <style:table-row-properties style:row-height="2.473cm" fo:break-before="auto" style:use-optimal-row-height="true"/>
    </style:style>
    <style:style style:name="ro15" style:family="table-row">
      <style:table-row-properties style:row-height="1.868cm" fo:break-before="auto" style:use-optimal-row-height="true"/>
    </style:style>
    <style:style style:name="ro16" style:family="table-row">
      <style:table-row-properties style:row-height="1.263cm" fo:break-before="auto" style:use-optimal-row-height="true"/>
    </style:style>
    <style:style style:name="ro17" style:family="table-row">
      <style:table-row-properties style:row-height="3.133cm" fo:break-before="auto" style:use-optimal-row-height="true"/>
    </style:style>
    <style:style style:name="ro18" style:family="table-row">
      <style:table-row-properties style:row-height="2.485cm" fo:break-before="auto" style:use-optimal-row-height="false"/>
    </style:style>
    <style:style style:name="ro19" style:family="table-row">
      <style:table-row-properties style:row-height="2.395cm" fo:break-before="auto" style:use-optimal-row-height="true"/>
    </style:style>
    <style:style style:name="ro20" style:family="table-row">
      <style:table-row-properties style:row-height="4.711cm" fo:break-before="auto" style:use-optimal-row-height="true"/>
    </style:style>
    <style:style style:name="ro21" style:family="table-row">
      <style:table-row-properties style:row-height="4.001cm" fo:break-before="auto" style:use-optimal-row-height="true"/>
    </style:style>
    <style:style style:name="ro22" style:family="table-row">
      <style:table-row-properties style:row-height="3.08cm" fo:break-before="auto" style:use-optimal-row-height="true"/>
    </style:style>
    <style:style style:name="ro23" style:family="table-row">
      <style:table-row-properties style:row-height="1.552cm" fo:break-before="auto" style:use-optimal-row-height="true"/>
    </style:style>
    <style:style style:name="ro24" style:family="table-row">
      <style:table-row-properties style:row-height="2.427cm" fo:break-before="auto" style:use-optimal-row-height="true"/>
    </style:style>
    <style:style style:name="ro25" style:family="table-row">
      <style:table-row-properties style:row-height="1.637cm" fo:break-before="auto" style:use-optimal-row-height="true"/>
    </style:style>
    <style:style style:name="ro26" style:family="table-row">
      <style:table-row-properties style:row-height="3.217cm" fo:break-before="auto" style:use-optimal-row-height="true"/>
    </style:style>
    <style:style style:name="ro27" style:family="table-row">
      <style:table-row-properties style:row-height="1.9cm" fo:break-before="auto" style:use-optimal-row-height="true"/>
    </style:style>
    <style:style style:name="ro28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ext-properties fo:font-size="15pt" style:font-size-asian="15pt" style:font-size-complex="15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7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5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1-11-28T09:46:34.3">
            <text:p>1128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오랜만에 계단 바로 아래 옹벽에 있어서, 체육관 울타리에서 나왔다. 뒹굴. (2) 미케도 곧 달려왔다. (3) 돌아갈 때 먼저 크로를 잡고 달리면서 옹벽으로. &lt;2&gt; 서둘러 미케의 자리로 돌아가고 미케도 잡고려고했지만, 미케는 스스로 일찍인 발으로 보도 쪽으로 가서버렸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a sobota, dwudziesty ósmy listopad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ćwiczenie. `dai-kan` (2) umeblowanie poprzedniej kompozycji. (3) po kąpieli[taking-bath sesja. `dai-kan` &lt;2&gt; wygląda, że `dai-kan` ma swój własny poziom dolnej wargi. &lt;3&gt; Pod względem[terms wysokości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哈密顿算符。奇妙。使用位置的无穷小，把它偏微分。那就该物体的运动量 p，p 的时间微分 p` 。这个 p` ，可获得了。（2）同时，使用运动量p，p 的无穷小∂p。使用该无穷小，把哈密顿算符去偏微分。那就，该物体的位置 q，就获得了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по&lt;o&gt;иск закономе'рностей[pattern. / трениро'вка де'ятельности[activity. (2) че'рез рассле'дования на фо'рексе, установи'ть[establish методоло'гию. ----&gt; нет. Сра'зу[straightaway пере'йти[immediately к установлению[establishment методологии естественнонау'чных[natural-science исследований.</text:p>
          </table:table-cell>
          <table:covered-table-cell table:number-columns-repeated="2" table:style-name="ce12"/>
          <table:table-cell table:style-name="ce13" office:value-type="string">
            <text:p>upto : </text:p>
            <text:p><text:a xlink:href="http://benfranklin.chips.jp/cake_apps/Cake_IFM11/images/index_2/page:15?filter_memo=tome&amp;sort=file_name&amp;direction=desc&amp;RBs_AND_OR_Memo=AND">http://benfranklin.chips.jp/cake_apps/Cake_IFM11/images/index_2/page:15?filter_memo=tome&amp;sort=file_name&amp;direction=desc&amp;RBs_AND_OR_Memo=AND</text:a></text:p>
            <text:p><text:a xlink:href="http://benfranklin.chips.jp/cake_apps/Cake_IFM11/images/view/43518">http://benfranklin.chips.jp/cake_apps/Cake_IFM11/images/view/43518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هذا العالم / في هذا العالم، فقط يصلح / دعونا نصنع</text:p>
          </table:table-cell>
          <table:table-cell table:style-name="ce12" office:value-type="string" table:number-columns-spanned="2" table:number-rows-spanned="1">
            <text:p>hadzaa[this / al-AAlamu[s`wiat / * / faqat^i[po-prostu / yas^lih^u[repair / daUwnaa[lets / nas^naU[zrobic` / a-salama[poko`j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528">http://benfranklin.chips.jp/cake_apps/Cake_IFM11/images/view/49528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29T08:27:01.670001">
            <text:p>1129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돌아가기. 먼저 크로. &lt;2&gt; 미케는 스스로 보도 쪽으로 가려고했지만, 나는 그녀를 잡고 옹벽으로 올렸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8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 niedziele, dwudziesty ósmy listopad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9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miałem dwie sesje. (2) W drugiej sesji. Wydmuchanie każdego dźwięku. (3) Kształt dolnej wargi dla dźwięków `kan`-u. &lt;2&gt; Poziom dolnej wargi, to nie tak wysoki. Nie tak wysoki niż we wcześnych sesjach. (4) A jak dla kształtu ust, w `kan`-ie, wyciągasz[pull kącik[corner ust do tyłu[back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table:formula="of:=[.B10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泊松括号。有意思。（2）假定，{p,H}=0，那就，p，就是，该物体的运动量，在被保存，就是说，随了时间的进行，其量则不变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11]+1" office:value-type="float" office:value="5">
            <text:p>5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3）还有，昨天知道了的事，两种微分的互相区别。－1－ 就是，全微分和偏微分。用表示式说，dX/dt 和 ∂X/∂t 的区别。在这里，假定，X有两个参数，p 和 q，而且，p 和 q 各个有一个参数，t。－2－ 前者，dX/dt，意思是，假定 X 有只一个参数 t，而且，这个唯一的参数t，把它的量变化，这是 X 要变化多小。－3－ 后者，∂X/∂t，意思是，X 仍然有上述的参数 p 和 q，且 p 和 q 各个拥有自己的参数 t。而且，现在 ∂X/∂t 的意思，就是，把参数 t，而且只 t，把它变化。这时候，X 变化多小。这个多小量，就是偏微分 ∂X/∂t 所在揭[jie1示的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12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(1) продолжа'йте[continnue делать то, что де'лаете сейча'с. (2) углеки'слый газ, свя'зывание[tying вере'&lt;jo&gt;вки[rope, э'&lt;i&gt;скиз, фле'йта. (3) ме'тоды, которые прихо'дят[come в го'лову[mind. Упражня'ться[exercise их.</text:p>
          </table:table-cell>
          <table:covered-table-cell table:number-columns-repeated="2" table:style-name="ce12"/>
          <table:table-cell table:style-name="ce13" office:value-type="string">
            <text:p>upto : </text:p>
            <text:p><text:a xlink:href="http://benfranklin.chips.jp/cake_apps/Cake_IFM11/images/index_2/page:15?filter_memo=tome&amp;sort=file_name&amp;direction=desc&amp;RBs_AND_OR_Memo=AND">http://benfranklin.chips.jp/cake_apps/Cake_IFM11/images/index_2/page:15?filter_memo=tome&amp;sort=file_name&amp;direction=desc&amp;RBs_AND_OR_Memo=AND</text:a></text:p>
            <text:p><text:a xlink:href="http://benfranklin.chips.jp/cake_apps/Cake_IFM11/images/view/43400">http://benfranklin.chips.jp/cake_apps/Cake_IFM11/images/view/43400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13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نوع من الخطاب الذي يقول / بينما، في اليابان، الأمور ليست كذلك.</text:p>
          </table:table-cell>
          <table:table-cell table:style-name="ce12" office:value-type="string" table:number-columns-spanned="2" table:number-rows-spanned="1">
            <text:p>nawAU[type / * / al-xit^aab-i[discourse / al-ladziy[which / yaquwl[says / fiy / almaaniya[germany / al-umuwru[things / AAlaa[on / hadzaa[this / al-nah^w-i[grammar / baynamaa[while / laysat[not / kadzalika[also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30T09:44:27.84">
            <text:p>1130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돌아가기. &lt;2&gt; 먼저 미케. &lt;3&gt; 미케를 옹벽으로 올려진 후 계단 방향을 보면, 크로는 아직 평평자리 근처에 머물러 있다. &lt;4&gt; 내가 돌아, 크로를 잡고 옹벽으로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 poniedizłek, dwudziesty dziewiąty listopad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1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Znowu dwie sesji. (2) Kształt warg dla dźwięku `kan`-u. Swoiście[specifically, dolnej wargi. &lt;2&gt; Dolna część tej. To wyciągasz[pull w górę[up, żeby dźwięk wchodzi[come do zakresy `kan`-u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17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&lt;3&gt; Górna i wewnętrzna[inside części dolnej wargi, <text:s/>zmieniasz ich kształty, żeby zmieniasz wysokość dźwięk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18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继续学习哈密顿算符。（2）加上该主题，我评价，我同事练习计算本身。（3）特别是，全微分和偏微分的计算。（4）钥匙是，创造新的写道符号。比如说，偏微分。公式符号是，∂X/∂t。在这里，我写到，∂^X._t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19]+1" office:value-type="float" office:value="6">
            <text:p>6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－2－ `^X` 意味着，右上的小字。`_t` 则是右下的添字。－3－ 两个符号之间的一个点，`.`，用于分隔[ge2这些两个主要符号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/>
          <table:table-cell table:style-name="ce2" table:formula="of:=[.B20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что происхо'дит[happen с этим те'лом[body с возрастом[age. / Направление[direction сознания[consciousness, внимания[attention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6?filter_memo=tome&amp;sort=file_name&amp;direction=desc&amp;RBs_AND_OR_Memo=AND">http://benfranklin.chips.jp/cake_apps/Cake_IFM11/images/index_2/page:16?filter_memo=tome&amp;sort=file_name&amp;direction=desc&amp;RBs_AND_OR_Memo=AND</text:a> <text:a xlink:href="http://benfranklin.chips.jp/cake_apps/Cake_IFM11/images/view/42821">http://benfranklin.chips.jp/cake_apps/Cake_IFM11/images/view/42821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21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ثم، لماذا، في اليابان، يحدث ذلك؟ / </text:p>
          </table:table-cell>
          <table:table-cell table:style-name="ce12" office:value-type="string" table:number-columns-spanned="2" table:number-rows-spanned="1">
            <text:p>thuma[then / limaadzaa[dlaczego / * / yah^dithu[happen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/>
          <table:table-cell table:style-name="ce2" table:formula="of:=[.B22]+1" office:value-type="float" office:value="9">
            <text:p>9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>
            <text:p>حيث أنها تأتي من؟</text:p>
          </table:table-cell>
          <table:table-cell table:style-name="ce12" office:value-type="string" table:number-columns-spanned="2" table:number-rows-spanned="1">
            <text:p>h^aytha[gdzie / an-haa[to-jest / taatiy[pochodzi / *</text:p>
          </table:table-cell>
          <table:covered-table-cell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1T08:35:22.74">
            <text:p>1201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돌아가기. 먼저 미케. &lt;1&gt; 크로는 옹벽 앞에서는 오지않아, 좀 떠러진 곳에서 앉아고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 wtorek, trzydziesty pierwszy listopada, ostatni dzień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Znowu, miałem dwie sesje. Nie. Trzy sesje, w sumie. Miałem trzecią po kąpieli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(2) Pod[at koniec drugiej sesji, doszedłem[came do realizacji. &lt;2&gt; Ta próba[attempt gry na flecie, to przekroczyła[passed punkt, gdzie to pozostaje[remain w sferze[realm mojej osobistej[personal przyjemności[enjoyment. (3) odtąd[henceforth, ta działalność tutaj staje[become się, głównie, to dla dobra publicznego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-4</text:p>
          </table:table-cell>
          <table:table-cell table:style-name="ce10" office:value-type="string" table:number-columns-spanned="3" table:number-rows-spanned="1">
            <text:p>(4) Notatka techniczna : Jak dla `dai-kan`-u, wygląda, że ta grupa dźwięków też ma swój własny kształt <text:s/>warg. &lt;2&gt; Lokalizacja generowania dźwięku, ta znajduje[find się na wyższym miejscu niż miejsce dla `kan`-u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正则变换。就是，坐标的变换。-1- 原来的坐标里，有p,q,t。各个表示着，运动量、位置、时间。(2) 假定，在这场系统里，所谓哈密顿方程成立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2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3）`正则变换` 意味着，执行该变换后，在新的系统A`里，被变换的变量们，P从p，Q从q，t是t，不变（为什么不变，不知道。）。－2－ 这时，PQt之间，哈密顿方程也在成立。上述的`正则变换`，就是有那样特色的坐标变换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каку'ю кни'гу чита'ть? / В пе'рвую о'чередь / это, которы каса'ется[concern жизни и смерти. / то есть[that-is, что это[what-is-it, что реша'ет[decide жизнь или смерть. / Книги, которые учат[teach тому, что решает жизнь или смерть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7?filter_memo=tome&amp;sort=file_name&amp;direction=desc&amp;RBs_AND_OR_Memo=AND">http://benfranklin.chips.jp/cake_apps/Cake_IFM11/images/index_2/page:17?filter_memo=tome&amp;sort=file_name&amp;direction=desc&amp;RBs_AND_OR_Memo=AND</text:a></text:p>
            <text:p><text:a xlink:href="http://benfranklin.chips.jp/cake_apps/Cake_IFM11/images/view/42727">http://benfranklin.chips.jp/cake_apps/Cake_IFM11/images/view/42727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إنه بسبب `أ`. / ثم، كيف حدث `أ`؟</text:p>
          </table:table-cell>
          <table:table-cell table:style-name="ce12" office:value-type="string" table:number-columns-spanned="2" table:number-rows-spanned="1">
            <text:p>inna[it-is / bisaababi[because-of / <text:s/>kyayfa[how / <text:s/>h^adatha[happen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32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>
            <text:p>هل كان هناك <text:s/>أي مثال؟</text:p>
          </table:table-cell>
          <table:table-cell table:style-name="ce12" office:value-type="string" table:number-columns-spanned="2" table:number-rows-spanned="1">
            <text:p>hal-kyaan[was? / hunaaka[there / aiyu[any / mithaal[example</text:p>
          </table:table-cell>
          <table:covered-table-cell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2T08:36:04.15">
            <text:p>1202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 옹벽에선 업섰다. &lt;2&gt; 서 쪽으로 가면, 미케, 그리고 크로가 나왔다. (2) 학교의 부지. 남 쪽의 둑의 일부. 경사면을 수평으로 잘리고 두고있다. &lt;2&gt; 그 장소에서 바람의 가감때문일까, 낙엽이 모여있다. &lt;3&gt; 혹시 맨홀 자체도 뭔가 따뜻한 공기가 올라오고 있지도 모른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4]+1" office:value-type="float" office:value="2">
            <text:p>2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(4) 내가 서 쪽으로 도착한 때, 그냥 미케가 그 장소 앞에 서 있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5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a środa, pierwszy grudnia. / nie miała deszczu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6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Trzy sesje. (2) W drugie sesji, jak dla robienia notatek. &lt;2&gt; Napisałem notatek na komputery, nie na papierze. &lt;3&gt; Swoiście, aplikacja, którę używałem, to jest `sakura`. to jest narzędziem dla edycji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7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(3) Notatka techniczna : &lt;1&gt; Jak dla kształtu warg kiedy wydmuchać. &lt;2&gt; Jeśli czujesz się wyczerpany[exhausted, aby uformować kształtu ust dla dmuchania, ta metoda tam, to nie jest <text:s/>dobry sposób. &lt;3&gt; Nie jest to, co powinno[should być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8]+1" office:value-type="float" office:value="6">
            <text:p>6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诺特定理。（2）别的昨天知道了的东西。平移运动。在这种运的时候，运动量保存。所谓守恒定律成立。-2- 用表示式说明，运动量的表示式，p=mv。平移运动意味着，速度不变。就是，上述的数式里，右边的 v 不变。－3－ 所以，p 的时间微分，dp/dt，成为 0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39]+1" office:value-type="float" office:value="7">
            <text:p>7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-4- 这个 0 的结论表明，随了时间的进展，p 则不变。－5－ 这个 <text:s/>p 不变的情况，则是我们所称为`守恒`的现象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40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читаю[i-read, де'лая[making зарисо'вки[sketches. / мо&lt;o&gt;й спо'соб чтения[reading. / мой метод позна'ния[cognition ве'щей[things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7?filter_memo=tome&amp;sort=file_name&amp;direction=desc&amp;RBs_AND_OR_Memo=AND">http://benfranklin.chips.jp/cake_apps/Cake_IFM11/images/index_2/page:17?filter_memo=tome&amp;sort=file_name&amp;direction=desc&amp;RBs_AND_OR_Memo=AND</text:a></text:p>
            <text:p><text:a xlink:href="http://benfranklin.chips.jp/cake_apps/Cake_IFM11/images/view/42403">http://benfranklin.chips.jp/cake_apps/Cake_IFM11/images/view/42403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41]+1" office:value-type="float" office:value="9">
            <text:p>9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هل يوجد أي مثال؟</text:p>
          </table:table-cell>
          <table:table-cell table:style-name="ce12" office:value-type="string" table:number-columns-spanned="2" table:number-rows-spanned="1">
            <text:p>hal[is? / yuwdhad[exist / aiyu[jakis` / mithaal[przykl`ad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42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>
            <text:p>هل هناك مثال، فيه حاول الناس التغيير</text:p>
          </table:table-cell>
          <table:table-cell table:style-name="ce12" office:value-type="string" table:number-columns-spanned="2" table:number-rows-spanned="1">
            <text:p>hunaaka[there / fiy-hi[in-it h^aawal[spro`bowac` / al-naas[ludzie / a'taGiyra[change</text:p>
          </table:table-cell>
          <table:covered-table-cell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3T09:52:45.56">
            <text:p>1203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다시, 두 마리 모두 서 쪽의 맨홀 잘린기에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44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czwartek, drugi grudnia. / pogoda : deszcz, ni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45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W drugiej sesji. &lt;1&gt; Wydmuchanie każdego dźwięku. Wydmuchałem je przez długi czas. &lt;2&gt; Długie i stabilnie dmuchanie. Uwaga na stabilność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46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新的知识。`线性近似`。（2）例如说，√(1+x)=~1+(1/2)x(x=~0) （3）一般性表示式，就是：f(x)=f(a)+f'(x)(x-a)(x=~a)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2" table:formula="of:=[.B47]+1" office:value-type="float" office:value="5">
            <text:p>5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4）射线的轨迹[gui3ji1。反射点，把它写为 p。这个点 p 的前后，随了 p 的位置，该轨迹长短，如何变化。最短点在哪儿。使用泛函，可能知道了。（5）上述的问答，在我的迄今的生涯里，决不做过。（6）而且，我自认，我爱好物理学，甚至，我擅[shan4长物理学。（7）但是，这样的基本性的疑问，我没提过。（8）一旦[dan4想起于这个事实，迫使我吃惊，惊讶[jing1ya4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48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высокоме'рие[arrogance : Я могу измени'ть этого чело'века. / другой[other : Я считаю[believe, что этот человек может измениться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7?filter_memo=tome&amp;sort=file_name&amp;direction=desc&amp;RBs_AND_OR_Memo=AND">http://benfranklin.chips.jp/cake_apps/Cake_IFM11/images/index_2/page:17?filter_memo=tome&amp;sort=file_name&amp;direction=desc&amp;RBs_AND_OR_Memo=AND</text:a></text:p>
            <text:p><text:a xlink:href="http://benfranklin.chips.jp/cake_apps/Cake_IFM11/images/view/42328">http://benfranklin.chips.jp/cake_apps/Cake_IFM11/images/view/42328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/>
          <table:table-cell table:style-name="ce2" table:formula="of:=[.B49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هل هو تغير؟ / لو ذلك، لمذا؟ / لو لا ذلك، ثانية، لمذا؟</text:p>
          </table:table-cell>
          <table:table-cell table:style-name="ce12" office:value-type="string" table:number-columns-spanned="2" table:number-rows-spanned="1">
            <text:p>hal[is-it? / huwa[it / taGayaar[change / law[if / dzalika[that / li-madzaa[why / thaaniya[again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7T10:04:27.14">
            <text:p>1207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먼저 계단 남 쪽의 나무 뿌리에. &lt;2&gt; 미케는 달려왔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51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oniedziałek, szósty grudni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52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Przez trzydzieści minut. (2) Ćwiczenie długiego dmuchania. (3) Swoiście, przejście od jednej półnuty do drugiej. &lt;2&gt; Te przejście, zrobić to powoli[slowly. Skrajnie[extremely powoli. Płynnie[smoothly. Różniczkowalnie[differentiably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53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(4) Pomysł : Przejście. Nie tylko półnuty, ale także, ćwierćnuty. Też, kwintonuty. &lt;2&gt; To znaczy, od nuty bazowej, przejdź nie do półnuty w górę czy w dół, ale najpierw, do ćwierćnuty czy kwintonuty, tzn., do mniej różnej notatki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54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黎曼[li2man4积分。（2）又一次迫使我吃惊的东西。迄今截至，我不认识到，积分有种类。（3）一种是，上述的黎曼积分。还有许多种类 （4）比如，勒贝格[lei1bei4-积分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55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желание[desire : `хочу распространи'ть[spread мой мем` / забудьте[forget о&lt;a&gt; себе, когда вы сове'туете[advise другим[others. / это называ'ется `самоотве'рность[selflessness`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8?filter_memo=tome&amp;sort=file_name&amp;direction=desc&amp;RBs_AND_OR_Memo=AND">http://benfranklin.chips.jp/cake_apps/Cake_IFM11/images/index_2/page:18?filter_memo=tome&amp;sort=file_name&amp;direction=desc&amp;RBs_AND_OR_Memo=AND</text:a></text:p>
            <text:p><text:a xlink:href="http://benfranklin.chips.jp/cake_apps/Cake_IFM11/images/view/42237">http://benfranklin.chips.jp/cake_apps/Cake_IFM11/images/view/42237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/>
          <table:table-cell table:style-name="ce2" table:formula="of:=[.B56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التاريخ / المالية. / التمويل / تاريخ التمويل</text:p>
          </table:table-cell>
          <table:table-cell table:style-name="ce12" office:value-type="string" table:number-columns-spanned="2" table:number-rows-spanned="1">
            <text:p>a-taariyx[historia / al-maaliya[finance / al-tamwiyl[finance / taariyx-tamwiyli[historia-finansowania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4?filter_memo=%3Ath&amp;sort=file_name&amp;direction=desc&amp;RBs_AND_OR_Memo=AND">http://benfranklin.chips.jp/cake_apps/Cake_IFM11/images/index_2/page:4?filter_memo=%3Ath&amp;sort=file_name&amp;direction=desc&amp;RBs_AND_OR_Memo=AND</text:a></text:p>
            <text:p><text:a xlink:href="http://benfranklin.chips.jp/cake_apps/Cake_IFM11/images/view/49441">http://benfranklin.chips.jp/cake_apps/Cake_IFM11/images/view/49441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57]+1" office:value-type="float" office:value="8">
            <text:p>8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>
            <text:p>ابحاث. / دعنا ابحاث.</text:p>
          </table:table-cell>
          <table:table-cell table:style-name="ce12" office:value-type="string" table:number-columns-spanned="2" table:number-rows-spanned="1">
            <text:p>eph^aath[badania / daAnaa[chodz`my~aph^aatha[badania</text:p>
          </table:table-cell>
          <table:covered-table-cell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8T08:47:55.49">
            <text:p>1208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비가 내리고있었다. (2) 울타리를 통해 주었다. (3) 페이스트만으로 그만두려고 생각하고 있었지만, 미케가 크로의 자리에 가려고하는 걸 보고, 역시 고체도 주려고 생각했다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59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 wtorek, siódmy grudnia / Padał podczas dnia. W ciągu nocy, takż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60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Miałem dwie sesje. (2) W każdej sesji, ćwiczenie długiego dmuchania. (3) Dmuchanie bez vibrato. Długi niezachwiany[unwavering dźwięk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61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物理学。（1）昨天，我认识到，数学上的所谓`极限`的概念。（2）特别是，一个表示式，∃δ;∀ε,|f(x,δ) - A| &lt; ε。（3）这条数式表明着，表示式 f 无尽地接近 A，一个值。（4）换句说，f 既不是发散，也不是振动。收敛[lian3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62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не выкла'дывайся[do-best, не сделать усилие[effort. / только иди, куда можешь. / дава'йте созда'дим[create уго'л[corner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8?filter_memo=tome&amp;sort=file_name&amp;direction=desc&amp;RBs_AND_OR_Memo=AND">http://benfranklin.chips.jp/cake_apps/Cake_IFM11/images/index_2/page:18?filter_memo=tome&amp;sort=file_name&amp;direction=desc&amp;RBs_AND_OR_Memo=AND</text:a></text:p>
            <text:p><text:a xlink:href="http://benfranklin.chips.jp/cake_apps/Cake_IFM11/images/view/42072">http://benfranklin.chips.jp/cake_apps/Cake_IFM11/images/view/42072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63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كوريا / شبه جزيرة. / شبه الجزيرة الكورية.</text:p>
          </table:table-cell>
          <table:table-cell table:style-name="ce12" office:value-type="string" table:number-columns-spanned="2" table:number-rows-spanned="1">
            <text:p>kuwriya[korea / shib-dhaziyra[po`l`wysep / *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4?filter_memo=%3Ath&amp;sort=file_name&amp;direction=desc&amp;RBs_AND_OR_Memo=AND">http://benfranklin.chips.jp/cake_apps/Cake_IFM11/images/index_2/page:4?filter_memo=%3Ath&amp;sort=file_name&amp;direction=desc&amp;RBs_AND_OR_Memo=AND</text:a></text:p>
            <text:p><text:a xlink:href="http://benfranklin.chips.jp/cake_apps/Cake_IFM11/images/view/49348">http://benfranklin.chips.jp/cake_apps/Cake_IFM11/images/view/49348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/>
          <table:table-cell table:style-name="ce2" table:formula="of:=[.B64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>
            <text:p>اريدان اعرف تاريخ كوريا.</text:p>
          </table:table-cell>
          <table:table-cell table:style-name="ce12" office:value-type="string" table:number-columns-spanned="2" table:number-rows-spanned="1">
            <text:p>ariydaan[chce` / aAraf[wiedziec` / *</text:p>
          </table:table-cell>
          <table:covered-table-cell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9T10:42:39.09">
            <text:p>1209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비는 아직 좀좀 내리고있었지만, 내가 옹벽에 도착할 때 두 마리 모두 옹벽 위에 있었다. (2) 더욱이 모두 지상에 내려왔다. (3) 마사지. 돌아가기. 먹이. (4) 다시 미케를 먼저 옹벽으로. &lt;2&gt; 이 때 다시 크로는 도중에 앉아 내가 돌아갈 걸 기다리고 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66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środa, ósmy grudni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67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Padał znowu. W ciągu dnia, a także podczas wieczoru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68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Wieczorem, poszedłem do dentysty. &lt;2&gt; Jeżdżę na rowerze. &lt;3&gt; Nadal padało, ale jednak, pojechałem na rowerz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69]+1" office:value-type="float" office:value="5">
            <text:p>5</text:p>
          </table:table-cell>
          <table:table-cell table:style-name="ce6"/>
          <table:table-cell table:style-name="ce9" office:value-type="string">
            <text:p>p-4</text:p>
          </table:table-cell>
          <table:table-cell table:style-name="ce10" office:value-type="string" table:number-columns-spanned="3" table:number-rows-spanned="1">
            <text:p>shino : (1) dwie sesje. (2) Długi dmuchanie. (3) Skupiam uwagę na ruchu mięśni w dolnej część ust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70]+1" office:value-type="float" office:value="6">
            <text:p>6</text:p>
          </table:table-cell>
          <table:table-cell table:style-name="ce6"/>
          <table:table-cell table:style-name="ce9" office:value-type="string">
            <text:p>p-5</text:p>
          </table:table-cell>
          <table:table-cell table:style-name="ce10" office:value-type="string" table:number-columns-spanned="3" table:number-rows-spanned="1">
            <text:p>(4) Na przykład, wydmuchanie na dziurze szóstym, w zakresie `kan`-u, mięsień tuż pod dolną wargą, to napina[get-tense się. &lt;2&gt; A także, jednocześnie, mięsień powierzchniowy[surface dolnej wargi, jej środkowy obszar[area, to też napina się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2" table:formula="of:=[.B71]+1" office:value-type="float" office:value="7">
            <text:p>7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黎曼积分。了解到了有些概念。（2）一个是`有界`。`有界集合`，按照字面，有界面。就是说，这种集合，假定地称为 M，含有某种元素，假定地说 a_i，i 是下标。（3）把 a_i 为界面，a_i 的后面，则该集合的外侧。a_i 的前面，就是该集合的内部。（4）这样的时候，该集合 M，成为`有界集合`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72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`играть без оши'бки` --- Невозмо'жно. / это зака'нчивается, просто де'лая это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8?filter_memo=tome&amp;sort=file_name&amp;direction=desc&amp;RBs_AND_OR_Memo=AND">http://benfranklin.chips.jp/cake_apps/Cake_IFM11/images/index_2/page:18?filter_memo=tome&amp;sort=file_name&amp;direction=desc&amp;RBs_AND_OR_Memo=AND</text:a></text:p>
            <text:p><text:a xlink:href="http://benfranklin.chips.jp/cake_apps/Cake_IFM11/images/view/41986">http://benfranklin.chips.jp/cake_apps/Cake_IFM11/images/view/41986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2" table:formula="of:=[.B73]+1" office:value-type="float" office:value="9">
            <text:p>9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مشابه على اليابان / تختلف عن اليابان / تبدو اليابان مختلفة مرة أخرى</text:p>
          </table:table-cell>
          <table:table-cell table:style-name="ce12" office:value-type="string" table:number-columns-spanned="2" table:number-rows-spanned="1">
            <text:p>mushaabi[podobny / taxtalif[ro`z`na / AAn[od / tabduw[wygla`da / maxtalifa[ro`z`na / maratan-uxraa[znowu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4?filter_memo=%3Ath&amp;sort=file_name&amp;direction=desc&amp;RBs_AND_OR_Memo=AND">http://benfranklin.chips.jp/cake_apps/Cake_IFM11/images/index_2/page:4?filter_memo=%3Ath&amp;sort=file_name&amp;direction=desc&amp;RBs_AND_OR_Memo=AND</text:a></text:p>
            <text:p><text:a xlink:href="http://benfranklin.chips.jp/cake_apps/Cake_IFM11/images/view/49348">http://benfranklin.chips.jp/cake_apps/Cake_IFM11/images/view/49348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10T08:49:09.05">
            <text:p>1210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비는 내리고 있지 않다. (2) 옹벽에 도착한 때 두 마리 모두 돌출 내부에서 있었다. (3) 마사지 후 돌아가기. &lt;2&gt; 크로는 마사지 때 이미 스스로 보도 쪽으로 걸어 갔다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75]+1" office:value-type="float" office:value="2">
            <text:p>2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(4) 먼저 미케에게 페이스트. &lt;2&gt; 이 때 크로는 옹벽 위로 왔지만, 정위치로는 오지 않다. &lt;3&gt; 내가 다가오면, 다시 지상에 내려왔다. &lt;4&gt; 평평자리로 가려고 하니까, 나는 가고 싶지 않겠었지만, 갔다. &lt;5&gt; 바로 크로를 잡고 옹벽으로 돌아갔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76]+1" office:value-type="float" office:value="3">
            <text:p>3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(5) 그러자, 이 번, 미케가 내려왔다. &lt;2&gt; 하고 싶지 않았지만, 좀좀만 마사지를 하려고 했다. &lt;3&gt; 하지만, 내가 크로에게 주었던 페이스트의 봉지를 정리 끝이고 있었을 때 미케는 다시 보도 쪽에 돌아가고 버렸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77]+1" office:value-type="float" office:value="4">
            <text:p>4</text:p>
          </table:table-cell>
          <table:table-cell table:style-name="ce6"/>
          <table:table-cell table:style-name="ce9" office:value-type="string">
            <text:p>k-4</text:p>
          </table:table-cell>
          <table:table-cell table:style-name="ce10" office:value-type="string" table:number-columns-spanned="3" table:number-rows-spanned="1">
            <text:p>(6) 봉지를 정리 끝이고, 크로에게 고체를 주어 끝이고, 미케의 모습을 보려고, 보도 쪽의 구석에 가고 보면, 미케는 바로 <text:s/>울타리 속의 서 쪽에서 돌아왔던 시점 이었다. &lt;2&gt; 이어, 미케는 울타리 속으로 이동해, 돌출 <text:s/>쪽에서 나왔다. &lt;3&gt; 다시 내 앞으로 왔다. 나는 다시 고체를 추가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78]+1" office:value-type="float" office:value="5">
            <text:p>5</text:p>
          </table:table-cell>
          <table:table-cell table:style-name="ce6"/>
          <table:table-cell table:style-name="ce9" office:value-type="string">
            <text:p>k-5</text:p>
          </table:table-cell>
          <table:table-cell table:style-name="ce10" office:value-type="string" table:number-columns-spanned="3" table:number-rows-spanned="1">
            <text:p>(7) 옹벽을 떠나갈 때, 머리에 떠오른 생각. 미케는 혹시 소변을 하려고 서 쪽으로 갔던 것을지도 모른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79]+1" office:value-type="float" office:value="6">
            <text:p>6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czwartek, dziewiąty grudni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80]+1" office:value-type="float" office:value="7">
            <text:p>7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Dwie sesje. (2) Podobna jak wcześniej. (3) Bez melodii. Ale, dźwięki sam, <text:s/>takie piękne. (4) Myślę, piękne dźwięki zmieniają mózg. (5) Niepiękne dźwięki, też, mogą zmienić. &lt;2&gt; Na przykład, gdy słyszę ogromną[huge głośność, czuję ból w mózgu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81]+1" office:value-type="float" office:value="8">
            <text:p>8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新的知识。`狄利克雷函数`。有兴趣。（2）和该函数相同的函数，可表达如下：r_i∈Q∧[0,1],f_n={x|x=1(x=r_1,r_2,...,r_n),x=0(x≠r_i∈Q∧[0,1])}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82]+1" office:value-type="float" office:value="9">
            <text:p>9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3）这样的函数 f_n，如果 n 是可算的数，比如，3、5、100、4523、等等。那就，该函数的积分，就是，李曼积分，可以计算出来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83]+1" office:value-type="float" office:value="10">
            <text:p>10</text:p>
          </table:table-cell>
          <table:table-cell table:style-name="ce6"/>
          <table:table-cell table:style-name="ce9" office:value-type="string">
            <text:p>c-3</text:p>
          </table:table-cell>
          <table:table-cell table:style-name="ce10" office:value-type="string" table:number-columns-spanned="3" table:number-rows-spanned="1">
            <text:p>（4）但是，n-&gt;∞ 的时候，那就，黎曼积分，该积分的计算，就成为不可能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84]+1" office:value-type="float" office:value="11">
            <text:p>11</text:p>
          </table:table-cell>
          <table:table-cell table:style-name="ce6"/>
          <table:table-cell table:style-name="ce9" office:value-type="string">
            <text:p>c-4</text:p>
          </table:table-cell>
          <table:table-cell table:style-name="ce10" office:value-type="string" table:number-columns-spanned="3" table:number-rows-spanned="1">
            <text:p>（5）我觉得有趣。同一的公式，当条目的数量停留在可算得范围里，就可积分。但是，一旦条目的数量变得无限的话，那就不可积分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85]+1" office:value-type="float" office:value="12">
            <text:p>12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конкуре'нция экза'мена. / культу'ра, кото'рую я вдохну'л[inhaled в э'той сре'де[environment. / это накопи'лось[accumulated во мне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9?filter_memo=tome&amp;sort=file_name&amp;direction=desc&amp;RBs_AND_OR_Memo=AND">http://benfranklin.chips.jp/cake_apps/Cake_IFM11/images/index_2/page:19?filter_memo=tome&amp;sort=file_name&amp;direction=desc&amp;RBs_AND_OR_Memo=AND</text:a></text:p>
            <text:p><text:a xlink:href="http://benfranklin.chips.jp/cake_apps/Cake_IFM11/images/view/41821">http://benfranklin.chips.jp/cake_apps/Cake_IFM11/images/view/41821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86]+1" office:value-type="float" office:value="13">
            <text:p>13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مثل طفل صغير. / تصبحت مثل طفل صغير.</text:p>
          </table:table-cell>
          <table:table-cell table:style-name="ce12" office:value-type="string" table:number-columns-spanned="2" table:number-rows-spanned="1">
            <text:p>mathla[jak / t^afla[dziecko / s^aGiyr[mal`a / tas^bah^at[you-become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5?filter_memo=%3Ath&amp;sort=file_name&amp;direction=desc&amp;RBs_AND_OR_Memo=AND">http://benfranklin.chips.jp/cake_apps/Cake_IFM11/images/index_2/page:5?filter_memo=%3Ath&amp;sort=file_name&amp;direction=desc&amp;RBs_AND_OR_Memo=AND</text:a></text:p>
            <text:p><text:a xlink:href="http://benfranklin.chips.jp/cake_apps/Cake_IFM11/images/view/49303">http://benfranklin.chips.jp/cake_apps/Cake_IFM11/images/view/49303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11T09:58:17.03">
            <text:p>1211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내가 계단을 지나갈 무렵, 미케 는 이미 평평자리 좀 남 쪽으로 왔던 시점 이었다. &lt;2&gt; 크로는 그 때 이미 계단 남 쪽의 나무 뿌리 옆에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/>
          <table:table-cell table:style-name="ce2" table:formula="of:=[.B88]+1" office:value-type="float" office:value="2">
            <text:p>2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(2) 마사지 때, 크로는 자주 `뒹굴` 을 했다. (3) 돌아가기. 미케가 먼저. 크로는 평평자리 좀 남 쪽. `연결 비탈` 에서 앉아고 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89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iątek, dziesiąty grudni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90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Dwie sesje. (2) W drugiej sesji, zacząłem wydmuchanie dźwięków `dai-kan`-u. (3) A także, zacząłem skomponowanie melodii, które używają `dai-kan`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/>
          <table:table-cell table:style-name="ce2" table:formula="of:=[.B91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知道了的东西。Γ函数（伽玛）。表示式，则是，Γ(z)=∫^∞._0(t^(z-1)*e^(-t))dt. 在这里，z 是复数。（2）别一个东西，就是，黎曼ζ（泽塔）函数。数式是，ζ(s)=Σ^∞._(n=1)(1/n^s) （3）比如说，关于ζ函数的值。s 是 4 的话，ζ（4）是，大约，1.08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92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дава'йте их обнару'жим[find и уданим[remove. / сде'лайте[make что-нибудь[coś <text:s/>но'вую пе'сню[piosenki. / они отрываются[come-off один за другим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9?filter_memo=tome&amp;sort=file_name&amp;direction=desc&amp;RBs_AND_OR_Memo=AND">http://benfranklin.chips.jp/cake_apps/Cake_IFM11/images/index_2/page:19?filter_memo=tome&amp;sort=file_name&amp;direction=desc&amp;RBs_AND_OR_Memo=AND</text:a></text:p>
            <text:p><text:a xlink:href="http://benfranklin.chips.jp/cake_apps/Cake_IFM11/images/view/41821">http://benfranklin.chips.jp/cake_apps/Cake_IFM11/images/view/41821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table:formula="of:=[.B93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`مثل طفل صغير`. / أشم رائحة استغلال <text:s/>العامل.</text:p>
          </table:table-cell>
          <table:table-cell table:style-name="ce12" office:value-type="string" table:number-columns-spanned="2" table:number-rows-spanned="1">
            <text:p>* / ashumu[i-smell / raa-ih^aa[cos` / istaGlaal[ / al-AAmili[pracowniko`w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5?filter_memo=%3Ath&amp;sort=file_name&amp;direction=desc&amp;RBs_AND_OR_Memo=AND">http://benfranklin.chips.jp/cake_apps/Cake_IFM11/images/index_2/page:5?filter_memo=%3Ath&amp;sort=file_name&amp;direction=desc&amp;RBs_AND_OR_Memo=AND</text:a></text:p>
            <text:p><text:a xlink:href="http://benfranklin.chips.jp/cake_apps/Cake_IFM11/images/view/49303">http://benfranklin.chips.jp/cake_apps/Cake_IFM11/images/view/49303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12T10:14:25.7">
            <text:p>1212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한 소년이 계단 옆에서 공 던지기를 하고있었다. &lt;2&gt; 그 소년을 피하도록 운동장 중앙 쪽을 통해 <text:s/>옹벽 정위치로. &lt;3&gt; 두 모두 아직 옹벽 위에 있었다. (2) 돌아가기. 크로는 스스로 돌아갔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9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2-12T11:47:23.12">
            <text:p>1212 <text:s/>1147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2-12T11:47:23.12">
            <text:p>1212 <text:s/>1147</text:p>
          </table:table-cell>
          <table:table-cell table:style-name="ce7" table:formula="of:=NOW()" office:value-type="date" office:date-value="2021-12-12T11:47:26.95">
            <text:p>1212 <text:s/>1147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2-12T11:47:26.95">
            <text:p>1212 <text:s/>1147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6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28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6"/>
          <table:table-cell table:number-columns-repeated="1011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2">2021/12/12</text:date>, <text:time>11:47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12-12T11:47:25.88</dc:date>
    <dc:creator>iwabuchi ken</dc:creator>
    <meta:editing-duration>P10DT17H21M26S</meta:editing-duration>
    <meta:editing-cycles>1564</meta:editing-cycles>
    <meta:generator>OpenOffice/4.1.3$Win32 OpenOffice.org_project/413m1$Build-9783</meta:generator>
    <meta:document-statistic meta:table-count="1" meta:cell-count="462" meta:object-count="0"/>
  </office:meta>
</office:document-meta>
</file>